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1pt" fo:language="en" fo:country="none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1.9374in"/>
        </style:tab-stops>
      </style:paragraph-properties>
      <style:text-properties fo:font-size="11pt" fo:language="en" fo:country="none" style:font-size-asian="11pt" style:font-size-complex="11pt"/>
    </style:style>
    <style:style style:name="P4" style:family="paragraph" style:parent-style-name="Standard">
      <style:paragraph-properties fo:line-height="100%">
        <style:tab-stops>
          <style:tab-stop style:position="1.3126in"/>
        </style:tab-stops>
      </style:paragraph-properties>
      <style:text-properties fo:font-size="11pt" fo:language="en" fo:country="none" style:font-size-asian="11pt" style:font-size-complex="11pt"/>
    </style:style>
    <style:style style:name="P5" style:family="paragraph" style:parent-style-name="Standard" style:master-page-name="Standard">
      <style:paragraph-properties fo:line-height="100%" style:page-number="auto"/>
      <style:text-properties fo:font-size="11pt" fo:language="en" fo:country="none" style:font-size-asian="11pt" style:font-size-complex="11pt"/>
    </style:style>
    <style:style style:name="P6" style:family="paragraph" style:parent-style-name="Standard">
      <style:paragraph-properties fo:line-height="100%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  <style:style style:name="T2" style:family="text">
      <style:text-properties fo:color="#0000ff" fo:font-size="11pt" fo:language="en" fo:country="none" style:text-underline-style="solid" style:text-underline-width="auto" style:text-underline-color="font-color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versation tallies</text:p>
      <text:p text:style-name="P1"><text:span text:style-name="T1">panel stopped on: </text:span><text:a xlink:type="simple" xlink:href="http://www.mspaintadventures.com/?s=6&amp;p=009859" text:style-name="Internet_20_link" text:visited-style-name="Visited_20_Internet_20_Link"><text:span text:style-name="T2">http://www.mspaintadventures.com/?s=6&amp;p=009859</text:span></text:a></text:p>
      <text:p text:style-name="P1"/>
      <text:p text:style-name="P2">John Egbert=556</text:p>
      <text:p text:style-name="P2">DS=42</text:p>
      <text:p text:style-name="P2">RL=79</text:p>
      <text:p text:style-name="P2">JH=67</text:p>
      <text:p text:style-name="P2">NS=15</text:p>
      <text:p text:style-name="P2">KV=52</text:p>
      <text:p text:style-name="P2">TP=69</text:p>
      <text:p text:style-name="P2">KM=11</text:p>
      <text:p text:style-name="P2">DaSp=8</text:p>
      <text:p text:style-name="P2">VS=66</text:p>
      <text:p text:style-name="P2">AV=57</text:p>
      <text:p text:style-name="P2">JS=4</text:p>
      <text:p text:style-name="P2">MP=12</text:p>
      <text:p text:style-name="P2">RxLa=49</text:p>
      <text:p text:style-name="P2">TN=10</text:p>
      <text:p text:style-name="P2">ArSe=10</text:p>
      <text:p text:style-name="P2">AM=5</text:p>
      <text:p text:style-name="P2">SC=1</text:p>
      <text:p text:style-name="P2">GJ=2</text:p>
      <text:p text:style-name="P2">JE=3</text:p>
      <text:p text:style-name="P2">Cb=12</text:p>
      <text:p text:style-name="P2">DrSp=1</text:p>
      <text:p text:style-name="P2">JaEn=4</text:p>
      <text:p text:style-name="P2">TS=2</text:p>
      <text:p text:style-name="P2">RS=1</text:p>
      <text:p text:style-name="P2">JC=3</text:p>
      <text:p text:style-name="P2">JR=2</text:p>
      <text:p text:style-name="P2">Ce=4</text:p>
      <text:p text:style-name="P1"/>
      <text:p text:style-name="P2">Dave Strider=355</text:p>
      <text:p text:style-name="P2">JE=51</text:p>
      <text:p text:style-name="P2">RL=82</text:p>
      <text:p text:style-name="P2">JH=32</text:p>
      <text:p text:style-name="P2">TN=3</text:p>
      <text:p text:style-name="P2">KM=13</text:p>
      <text:p text:style-name="P2">Calsprite (abbreviated as CS in log)=1</text:p>
      <text:p text:style-name="P2">DaSp=5</text:p>
      <text:p text:style-name="P2">TP=53</text:p>
      <text:p text:style-name="P2">KV=50</text:p>
      <text:p text:style-name="P2">GM=5</text:p>
      <text:p text:style-name="P2">EZ=4</text:p>
      <text:p text:style-name="P2">AM=13</text:p>
      <text:p text:style-name="P2">SC=1</text:p>
      <text:p text:style-name="P2">MP=5</text:p>
      <text:p text:style-name="P2">DM=1</text:p>
      <text:p text:style-name="P2"><text:soft-page-break/>GJ=17</text:p>
      <text:p text:style-name="P2">DiSt=39</text:p>
      <text:p text:style-name="P2">CJ=3</text:p>
      <text:p text:style-name="P2">VS=12</text:p>
      <text:p text:style-name="P2">ARSp=3</text:p>
      <text:p text:style-name="P2">TS=1</text:p>
      <text:p text:style-name="P2">RxLa=7</text:p>
      <text:p text:style-name="P2">RS=2</text:p>
      <text:p text:style-name="P2">JS=2</text:p>
      <text:p text:style-name="P2">JR=1</text:p>
      <text:p text:style-name="P1"/>
      <text:p text:style-name="P2">Rose Lalonde=261</text:p>
      <text:p text:style-name="P2">JE=84</text:p>
      <text:p text:style-name="P2">DS=76</text:p>
      <text:p text:style-name="P2">JH=8</text:p>
      <text:p text:style-name="P2">KM=50</text:p>
      <text:p text:style-name="P2">TP=15</text:p>
      <text:p text:style-name="P2">TN=1</text:p>
      <text:p text:style-name="P2">JS=3</text:p>
      <text:p text:style-name="P2">DaSp=1</text:p>
      <text:p text:style-name="P2">EA=1</text:p>
      <text:p text:style-name="P2">AB=2</text:p>
      <text:p text:style-name="P2">NL=1</text:p>
      <text:p text:style-name="P2">DoSc=6</text:p>
      <text:p text:style-name="P2">AM=3</text:p>
      <text:p text:style-name="P2">SC=2</text:p>
      <text:p text:style-name="P2">KV=9</text:p>
      <text:p text:style-name="P2">MP=3</text:p>
      <text:p text:style-name="P2">GM=6</text:p>
      <text:p text:style-name="P2">DM=1</text:p>
      <text:p text:style-name="P2">RxLa=17</text:p>
      <text:p text:style-name="P2">BGD=2</text:p>
      <text:p text:style-name="P2">VS=4</text:p>
      <text:p text:style-name="P2">RS=3</text:p>
      <text:p text:style-name="P2">JC=2</text:p>
      <text:p text:style-name="P2">JR=5</text:p>
      <text:p text:style-name="P2">Ce=1</text:p>
      <text:p text:style-name="P1"/>
      <text:p text:style-name="P2">Jade Harley=262</text:p>
      <text:p text:style-name="P2">JE=66</text:p>
      <text:p text:style-name="P2">RL=8</text:p>
      <text:p text:style-name="P2">DS=34</text:p>
      <text:p text:style-name="P2">KV=25</text:p>
      <text:p text:style-name="P2">TN=7</text:p>
      <text:p text:style-name="P2">FP=4</text:p>
      <text:p text:style-name="P2">Becsprite=2</text:p>
      <text:p text:style-name="P2">EA=2</text:p>
      <text:p text:style-name="P2">JadeS=9</text:p>
      <text:p text:style-name="P2"><text:soft-page-break/>KM=28</text:p>
      <text:p text:style-name="P2">AM=6</text:p>
      <text:p text:style-name="P2">AB=6</text:p>
      <text:p text:style-name="P2">SC=6</text:p>
      <text:p text:style-name="P2">DoSc=1</text:p>
      <text:p text:style-name="P2">DaSp=1</text:p>
      <text:p text:style-name="P2">JS=2</text:p>
      <text:p text:style-name="P2">JaEn=5</text:p>
      <text:p text:style-name="P2">JC=18</text:p>
      <text:p text:style-name="P2">Ce=66</text:p>
      <text:p text:style-name="P2">AC=6</text:p>
      <text:p text:style-name="P2">DP=4</text:p>
      <text:p text:style-name="P2">DiSt=1</text:p>
      <text:p text:style-name="P2">TP=1</text:p>
      <text:p text:style-name="P1"/>
      <text:p text:style-name="P2">Nannasprite=22</text:p>
      <text:p text:style-name="P2">JE=18</text:p>
      <text:p text:style-name="P2">FF=2</text:p>
      <text:p text:style-name="P2">JC=2</text:p>
      <text:p text:style-name="P1"/>
      <text:p text:style-name="P2">Karkat Vantas=230</text:p>
      <text:p text:style-name="P2">JH=42</text:p>
      <text:p text:style-name="P2">JE=47</text:p>
      <text:p text:style-name="P2">GM=9</text:p>
      <text:p text:style-name="P2">SC=13</text:p>
      <text:p text:style-name="P2">TP=30</text:p>
      <text:p text:style-name="P2">NL=3</text:p>
      <text:p text:style-name="P2">TN=3</text:p>
      <text:p text:style-name="P2">VS=19</text:p>
      <text:p text:style-name="P2">EZ=3</text:p>
      <text:p text:style-name="P2">EA=5</text:p>
      <text:p text:style-name="P2">KM=30</text:p>
      <text:p text:style-name="P2">AB=2</text:p>
      <text:p text:style-name="P2">FP=4</text:p>
      <text:p text:style-name="P2">DS=54</text:p>
      <text:p text:style-name="P2">DoSc=1</text:p>
      <text:p text:style-name="P2">AM=4</text:p>
      <text:p text:style-name="P2">RL=7</text:p>
      <text:p text:style-name="P2">MP=12</text:p>
      <text:p text:style-name="P2">RxLa=1</text:p>
      <text:p text:style-name="P2">GJ=4</text:p>
      <text:p text:style-name="P1"/>
      <text:p text:style-name="P2">Kanaya Maryam=131</text:p>
      <text:p text:style-name="P2">RL=43</text:p>
      <text:p text:style-name="P2">DS=11</text:p>
      <text:p text:style-name="P2">JE=5</text:p>
      <text:p text:style-name="P2">SC=6</text:p>
      <text:p text:style-name="P2"><text:soft-page-break/>AM=5</text:p>
      <text:p text:style-name="P2">VS=9</text:p>
      <text:p text:style-name="P2">FP=2</text:p>
      <text:p text:style-name="P2">EA=2</text:p>
      <text:p text:style-name="P2">KV=31</text:p>
      <text:p text:style-name="P2">JH=23</text:p>
      <text:p text:style-name="P2">AB=3</text:p>
      <text:p text:style-name="P2">TP=2</text:p>
      <text:p text:style-name="P2">MP=6</text:p>
      <text:p text:style-name="P2">PM=2</text:p>
      <text:p text:style-name="P2">GJ=3</text:p>
      <text:p text:style-name="P2">CJ=2</text:p>
      <text:p text:style-name="P2">RxLa=15</text:p>
      <text:p text:style-name="P2">JR=1</text:p>
      <text:p text:style-name="P1"/>
      <text:p text:style-name="P2">Tavros Nitram=74</text:p>
      <text:p text:style-name="P2">DS=3</text:p>
      <text:p text:style-name="P2">RL=1</text:p>
      <text:p text:style-name="P2">JH=11</text:p>
      <text:p text:style-name="P2">VS=31</text:p>
      <text:p text:style-name="P2">GM=3</text:p>
      <text:p text:style-name="P2">NL=1</text:p>
      <text:p text:style-name="P2">AM=4</text:p>
      <text:p text:style-name="P2">TP=1</text:p>
      <text:p text:style-name="P2">KV=3</text:p>
      <text:p text:style-name="P2">TP=2</text:p>
      <text:p text:style-name="P2">AB=1</text:p>
      <text:p text:style-name="P2">KM=1</text:p>
      <text:p text:style-name="P2">AV=19</text:p>
      <text:p text:style-name="P2">JE=13</text:p>
      <text:p text:style-name="P2">MP=9</text:p>
      <text:p text:style-name="P1"/>
      <text:p text:style-name="P2">Snowman=13</text:p>
      <text:p text:style-name="P2">SS=2</text:p>
      <text:p text:style-name="P2">TP=7</text:p>
      <text:p text:style-name="P2">VS=4</text:p>
      <text:p text:style-name="P1"/>
      <text:p text:style-name="P2">Terezi Pyrope=215</text:p>
      <text:p text:style-name="P2">RL=18</text:p>
      <text:p text:style-name="P3">JE=57</text:p>
      <text:p text:style-name="P2">DaSp=1</text:p>
      <text:p text:style-name="P2">DS=52</text:p>
      <text:p text:style-name="P2">GM=19</text:p>
      <text:p text:style-name="P2">NL=5</text:p>
      <text:p text:style-name="P2">KV=23</text:p>
      <text:p text:style-name="P2">SC=9</text:p>
      <text:p text:style-name="P2">VS=24</text:p>
      <text:p text:style-name="P2"><text:soft-page-break/>AM=4</text:p>
      <text:p text:style-name="P2">DoSc=2</text:p>
      <text:p text:style-name="P2">AB=2</text:p>
      <text:p text:style-name="P2">FP=2</text:p>
      <text:p text:style-name="P2">TN=2</text:p>
      <text:p text:style-name="P2">EZ=2</text:p>
      <text:p text:style-name="P2">KM=4</text:p>
      <text:p text:style-name="P2">EA=1</text:p>
      <text:p text:style-name="P2">ArSe=14</text:p>
      <text:p text:style-name="P2">MP=3</text:p>
      <text:p text:style-name="P2">BGD=3</text:p>
      <text:p text:style-name="P2">DiSt=3</text:p>
      <text:p text:style-name="P2">DM=1</text:p>
      <text:p text:style-name="P2">GJ=1</text:p>
      <text:p text:style-name="P2">RxLa=5</text:p>
      <text:p text:style-name="P2">JR=2</text:p>
      <text:p text:style-name="P2">Ce=1</text:p>
      <text:p text:style-name="P2">JH=1</text:p>
      <text:p text:style-name="P1"/>
      <text:p text:style-name="P2">Jaspersprite=14</text:p>
      <text:p text:style-name="P2">RL=4</text:p>
      <text:p text:style-name="P2">NL=1</text:p>
      <text:p text:style-name="P2">JE=4</text:p>
      <text:p text:style-name="P2">JH=2</text:p>
      <text:p text:style-name="P2">VS=1</text:p>
      <text:p text:style-name="P2">RxLa=2</text:p>
      <text:p text:style-name="P2">RS=2</text:p>
      <text:p text:style-name="P2">DS=1</text:p>
      <text:p text:style-name="P2">TS=1</text:p>
      <text:p text:style-name="P1"/>
      <text:p text:style-name="P2">Davesprite=33</text:p>
      <text:p text:style-name="P2">DS=6</text:p>
      <text:p text:style-name="P2">TP=1</text:p>
      <text:p text:style-name="P2">JE=12</text:p>
      <text:p text:style-name="P2">RL=1</text:p>
      <text:p text:style-name="P2">JadeS=6</text:p>
      <text:p text:style-name="P2">JH=1</text:p>
      <text:p text:style-name="P2">MP=1</text:p>
      <text:p text:style-name="P2">ARSp=2</text:p>
      <text:p text:style-name="P2">JR=2</text:p>
      <text:p text:style-name="P2">NeSp=2</text:p>
      <text:p text:style-name="P2">JaEn=2</text:p>
      <text:p text:style-name="P1"/>
      <text:p text:style-name="P2">Andrew Hussie=171</text:p>
      <text:p text:style-name="P2">DoSc=3</text:p>
      <text:p text:style-name="P2">AA=1</text:p>
      <text:p text:style-name="P2">AV=4</text:p>
      <text:p text:style-name="P2"><text:soft-page-break/>MP=4</text:p>
      <text:p text:style-name="P2">EA=2</text:p>
      <text:p text:style-name="P2">DM=14</text:p>
      <text:p text:style-name="P2">Cb=43</text:p>
      <text:p text:style-name="P1"/>
      <text:p text:style-name="P2">Sollux Captor=41</text:p>
      <text:p text:style-name="P2">KM=10</text:p>
      <text:p text:style-name="P2">KV=12</text:p>
      <text:p text:style-name="P2">TP=9</text:p>
      <text:p text:style-name="P2">AM=17</text:p>
      <text:p text:style-name="P2">VS=2</text:p>
      <text:p text:style-name="P2">AB=9</text:p>
      <text:p text:style-name="P2">FP=5</text:p>
      <text:p text:style-name="P2">EA=1</text:p>
      <text:p text:style-name="P2">JH=6</text:p>
      <text:p text:style-name="P2">RL=2</text:p>
      <text:p text:style-name="P2">DS=1</text:p>
      <text:p text:style-name="P2">JE=2</text:p>
      <text:p text:style-name="P2">AV=3</text:p>
      <text:p text:style-name="P2">MP=1</text:p>
      <text:p text:style-name="P1"/>
      <text:p text:style-name="P1"/>
      <text:p text:style-name="P2">Jake English=177</text:p>
      <text:p text:style-name="P2">JE=7</text:p>
      <text:p text:style-name="P2">JC=27</text:p>
      <text:p text:style-name="P2">Ce=1</text:p>
      <text:p text:style-name="P2">DiSt=5</text:p>
      <text:p text:style-name="P2">LH=14</text:p>
      <text:p text:style-name="P2">RxLa=20</text:p>
      <text:p text:style-name="P2">BGD=37</text:p>
      <text:p text:style-name="P2">ArSe=16</text:p>
      <text:p text:style-name="P2">MP=4</text:p>
      <text:p text:style-name="P2">ES=1</text:p>
      <text:p text:style-name="P2">Cb=8</text:p>
      <text:p text:style-name="P2">TrJn=5</text:p>
      <text:p text:style-name="P2">JH=2</text:p>
      <text:p text:style-name="P2">CJ=6</text:p>
      <text:p text:style-name="P2">GM=1</text:p>
      <text:p text:style-name="P2">ARSp=1</text:p>
      <text:p text:style-name="P2">TS=5</text:p>
      <text:p text:style-name="P2">VS=8</text:p>
      <text:p text:style-name="P2">JR=4</text:p>
      <text:p text:style-name="P2">NeSp=1</text:p>
      <text:p text:style-name="P2">DaSp=1</text:p>
      <text:p text:style-name="P2">DS=1</text:p>
      <text:p text:style-name="P2">RL=1</text:p>
      <text:p text:style-name="P2">KM=1</text:p>
      <text:p text:style-name="P2"><text:soft-page-break/>TrRx=1</text:p>
      <text:p text:style-name="P2"/>
      <text:p text:style-name="P1"/>
      <text:p text:style-name="P2">Gamzee Makara=46</text:p>
      <text:p text:style-name="P2">KV=9</text:p>
      <text:p text:style-name="P2">TP=9</text:p>
      <text:p text:style-name="P2">TN=2</text:p>
      <text:p text:style-name="P2">EZ=2</text:p>
      <text:p text:style-name="P2">EA=1</text:p>
      <text:p text:style-name="P2">VS=1</text:p>
      <text:p text:style-name="P2">DS=6</text:p>
      <text:p text:style-name="P2">DoSc=1</text:p>
      <text:p text:style-name="P2">JC=2</text:p>
      <text:p text:style-name="P2">Tavrisprite=2</text:p>
      <text:p text:style-name="P2">ArSe=2</text:p>
      <text:p text:style-name="P2">CJ=3</text:p>
      <text:p text:style-name="P2">JaEn=1</text:p>
      <text:p text:style-name="P2">JE=2</text:p>
      <text:p text:style-name="P1"/>
      <text:p text:style-name="P4">Nepeta Leijon=15</text:p>
      <text:p text:style-name="P2">TP=4</text:p>
      <text:p text:style-name="P2">KV=3</text:p>
      <text:p text:style-name="P2">EZ=1</text:p>
      <text:p text:style-name="P2">TN=1</text:p>
      <text:p text:style-name="P2">AS=1</text:p>
      <text:p text:style-name="P2">VS=1</text:p>
      <text:p text:style-name="P2">RL=1</text:p>
      <text:p text:style-name="P2">JS=1</text:p>
      <text:p text:style-name="P2">ArSe=1</text:p>
      <text:p text:style-name="P2">AV=1</text:p>
      <text:p text:style-name="P2">SC=1</text:p>
      <text:p text:style-name="P1"/>
      <text:p text:style-name="P2">Aradia Megido=58</text:p>
      <text:p text:style-name="P2">SC=17</text:p>
      <text:p text:style-name="P2">KM=17</text:p>
      <text:p text:style-name="P2">VS=2</text:p>
      <text:p text:style-name="P2">TN=14</text:p>
      <text:p text:style-name="P2">TP=3</text:p>
      <text:p text:style-name="P2">DS=13</text:p>
      <text:p text:style-name="P2">AB=21</text:p>
      <text:p text:style-name="P2">JH=19</text:p>
      <text:p text:style-name="P2">RL=4</text:p>
      <text:p text:style-name="P2">KV=5</text:p>
      <text:p text:style-name="P2">MP=3</text:p>
      <text:p text:style-name="P2">JE=6</text:p>
      <text:p text:style-name="P2">AV=3</text:p>
      <text:p text:style-name="P1"/>
      <text:p text:style-name="P2"><text:soft-page-break/>Vriska Serket=185</text:p>
      <text:p text:style-name="P2">TN=45</text:p>
      <text:p text:style-name="P2">AM=3</text:p>
      <text:p text:style-name="P2">KV=21</text:p>
      <text:p text:style-name="P2">DoSc=2</text:p>
      <text:p text:style-name="P2">KM=11</text:p>
      <text:p text:style-name="P2">EZ=3</text:p>
      <text:p text:style-name="P2">TP=14</text:p>
      <text:p text:style-name="P2">AS=1</text:p>
      <text:p text:style-name="P2">SC=2</text:p>
      <text:p text:style-name="P2">JE=56</text:p>
      <text:p text:style-name="P2">EA=2</text:p>
      <text:p text:style-name="P2">GM=1</text:p>
      <text:p text:style-name="P2">NL=1</text:p>
      <text:p text:style-name="P2">FP=1</text:p>
      <text:p text:style-name="P2">AB=1</text:p>
      <text:p text:style-name="P2">Snowman=2</text:p>
      <text:p text:style-name="P2">DS=14</text:p>
      <text:p text:style-name="P2">RL=5</text:p>
      <text:p text:style-name="P2">TS=7</text:p>
      <text:p text:style-name="P2">ARSp=4</text:p>
      <text:p text:style-name="P2">JaEn=4</text:p>
      <text:p text:style-name="P2">RS=3</text:p>
      <text:p text:style-name="P2">RxLa=4</text:p>
      <text:p text:style-name="P2">JS=2</text:p>
      <text:p text:style-name="P2">DiSt=1</text:p>
      <text:p text:style-name="P2">AV=7</text:p>
      <text:p text:style-name="P2">MP=15</text:p>
      <text:p text:style-name="P1"/>
      <text:p text:style-name="P1"/>
      <text:p text:style-name="P2">Equius Zahhak=20</text:p>
      <text:p text:style-name="P2">NL=6</text:p>
      <text:p text:style-name="P2">GM=1</text:p>
      <text:p text:style-name="P2">VS=2</text:p>
      <text:p text:style-name="P2">AS=5</text:p>
      <text:p text:style-name="P2">AB=2</text:p>
      <text:p text:style-name="P2">KV=3</text:p>
      <text:p text:style-name="P2">TN=1</text:p>
      <text:p text:style-name="P2">TP=1</text:p>
      <text:p text:style-name="P2">DS=5</text:p>
      <text:p text:style-name="P1"/>
      <text:p text:style-name="P2">Aradiasprite=7</text:p>
      <text:p text:style-name="P2">NL=1</text:p>
      <text:p text:style-name="P2">VS=1</text:p>
      <text:p text:style-name="P2">EZ=5</text:p>
      <text:p text:style-name="P1"/>
      <text:p text:style-name="P2">Doc Scratch=141</text:p>
      <text:p text:style-name="P2"><text:soft-page-break/>VS=2</text:p>
      <text:p text:style-name="P2">TP=2</text:p>
      <text:p text:style-name="P2">KV=2</text:p>
      <text:p text:style-name="P2">RL=6</text:p>
      <text:p text:style-name="P2">JH=1</text:p>
      <text:p text:style-name="P2">AA=33</text:p>
      <text:p text:style-name="P2">GM=1</text:p>
      <text:p text:style-name="P1"/>
      <text:p text:style-name="P2">Aradiabot=42</text:p>
      <text:p text:style-name="P2">EZ=2</text:p>
      <text:p text:style-name="P2">TP=2</text:p>
      <text:p text:style-name="P2">KV=1</text:p>
      <text:p text:style-name="P2">VS=1</text:p>
      <text:p text:style-name="P2">RL=2</text:p>
      <text:p text:style-name="P2">SC=6</text:p>
      <text:p text:style-name="P2">AM=11</text:p>
      <text:p text:style-name="P2">JH=9</text:p>
      <text:p text:style-name="P2">KM=7</text:p>
      <text:p text:style-name="P2">TN=6</text:p>
      <text:p text:style-name="P1"/>
      <text:p text:style-name="P2">Feferi Peixes=16</text:p>
      <text:p text:style-name="P2">KM=2</text:p>
      <text:p text:style-name="P2">EA=3</text:p>
      <text:p text:style-name="P2">TP=2</text:p>
      <text:p text:style-name="P2">KV=3</text:p>
      <text:p text:style-name="P2">VS=1</text:p>
      <text:p text:style-name="P2">JH=5</text:p>
      <text:p text:style-name="P2">SC=4</text:p>
      <text:p text:style-name="P2">ArSe=1</text:p>
      <text:p text:style-name="P2">AV=1</text:p>
      <text:p text:style-name="P1"/>
      <text:p text:style-name="P2">Eridan Ampora=12</text:p>
      <text:p text:style-name="P2">KM=2</text:p>
      <text:p text:style-name="P2">FP=3</text:p>
      <text:p text:style-name="P2">GM=1</text:p>
      <text:p text:style-name="P2">KV=5</text:p>
      <text:p text:style-name="P2">VS=2</text:p>
      <text:p text:style-name="P2">TP=1</text:p>
      <text:p text:style-name="P2">RL=1</text:p>
      <text:p text:style-name="P2">JH=2</text:p>
      <text:p text:style-name="P2">SC=1</text:p>
      <text:p text:style-name="P1"/>
      <text:p text:style-name="P2">Mothersprite=1</text:p>
      <text:p text:style-name="P2">KM=1</text:p>
      <text:p text:style-name="P1"/>
      <text:p text:style-name="P2">Dragonsprite=3</text:p>
      <text:p text:style-name="P2">TP=1</text:p>
      <text:p text:style-name="P2"><text:soft-page-break/>JE=2</text:p>
      <text:p text:style-name="P1"/>
      <text:p text:style-name="P2">Becsprite=1</text:p>
      <text:p text:style-name="P2">JH=1</text:p>
      <text:p text:style-name="P1"/>
      <text:p text:style-name="P2">Jadesprite=20</text:p>
      <text:p text:style-name="P2">JH=13</text:p>
      <text:p text:style-name="P2">DaSp=6</text:p>
      <text:p text:style-name="P1"/>
      <text:p text:style-name="P2">(Vriska)=128</text:p>
      <text:p text:style-name="P2">JE=57</text:p>
      <text:p text:style-name="P2">TN=19</text:p>
      <text:p text:style-name="P2">AM=5</text:p>
      <text:p text:style-name="P2">SC=4</text:p>
      <text:p text:style-name="P2">MP=40</text:p>
      <text:p text:style-name="P2">ArSe=6</text:p>
      <text:p text:style-name="P2">AH=9</text:p>
      <text:p text:style-name="P2">VS=5</text:p>
      <text:p text:style-name="P1"/>
      <text:p text:style-name="P2">Fedorafreak=2</text:p>
      <text:p text:style-name="P2">NS=2</text:p>
      <text:p text:style-name="P1"/>
      <text:p text:style-name="P2">Lord English=6</text:p>
      <text:p text:style-name="P2">AA=6</text:p>
      <text:p text:style-name="P1"/>
      <text:p text:style-name="P2">Jane Crocker=149</text:p>
      <text:p text:style-name="P2">JaEn=20</text:p>
      <text:p text:style-name="P2">Ce=28</text:p>
      <text:p text:style-name="P2">RxLa=30</text:p>
      <text:p text:style-name="P2">DiSt=29</text:p>
      <text:p text:style-name="P2">LH=16</text:p>
      <text:p text:style-name="P2">Tavrisprite=2</text:p>
      <text:p text:style-name="P2">GM=2</text:p>
      <text:p text:style-name="P2">FS=1</text:p>
      <text:p text:style-name="P2">Cb=6</text:p>
      <text:p text:style-name="P2">JH=21</text:p>
      <text:p text:style-name="P2">ARSp=1</text:p>
      <text:p text:style-name="P2">JE=3</text:p>
      <text:p text:style-name="P2">RL=2</text:p>
      <text:p text:style-name="P2">RS=1</text:p>
      <text:p text:style-name="P2">JR=3</text:p>
      <text:p text:style-name="P2">NS=1</text:p>
      <text:p text:style-name="P1"/>
      <text:p text:style-name="P2">Calliope=123</text:p>
      <text:p text:style-name="P2">JC=21</text:p>
      <text:p text:style-name="P2">JaEn=2</text:p>
      <text:p text:style-name="P2">RxLa=38</text:p>
      <text:p text:style-name="P2"><text:soft-page-break/>DiSt=3</text:p>
      <text:p text:style-name="P2">Cb=5</text:p>
      <text:p text:style-name="P2">JE=4</text:p>
      <text:p text:style-name="P2">RL=4</text:p>
      <text:p text:style-name="P2">JH=42</text:p>
      <text:p text:style-name="P2">AC=7</text:p>
      <text:p text:style-name="P2">JR=2</text:p>
      <text:p text:style-name="P1"/>
      <text:p text:style-name="P2">Roxy Lalonde=221</text:p>
      <text:p text:style-name="P2">JC=35</text:p>
      <text:p text:style-name="P2">JaEn=28</text:p>
      <text:p text:style-name="P2">DiSt=4</text:p>
      <text:p text:style-name="P2">LH=8</text:p>
      <text:p text:style-name="P2">Ce=49</text:p>
      <text:p text:style-name="P2">FS=4</text:p>
      <text:p text:style-name="P2">RL=15</text:p>
      <text:p text:style-name="P2">HIC=2</text:p>
      <text:p text:style-name="P2">TrJk=4</text:p>
      <text:p text:style-name="P2">TrJn=4</text:p>
      <text:p text:style-name="P2">GJ=9</text:p>
      <text:p text:style-name="P2">JE=46</text:p>
      <text:p text:style-name="P2">ArSe=4</text:p>
      <text:p text:style-name="P2">TP=4</text:p>
      <text:p text:style-name="P2">KM=14</text:p>
      <text:p text:style-name="P2">DS=4</text:p>
      <text:p text:style-name="P2">JS=2</text:p>
      <text:p text:style-name="P2">RS=4</text:p>
      <text:p text:style-name="P2">VS=4</text:p>
      <text:p text:style-name="P2">JR=3</text:p>
      <text:p text:style-name="P1"/>
      <text:p text:style-name="P2">Lil Hal=57</text:p>
      <text:p text:style-name="P2">JaEn=14</text:p>
      <text:p text:style-name="P2">DiSt=21</text:p>
      <text:p text:style-name="P2">RxLa=9</text:p>
      <text:p text:style-name="P2">JC=16</text:p>
      <text:p text:style-name="P2">Cb=2</text:p>
      <text:p text:style-name="P1"/>
      <text:p text:style-name="P2">Dirk Strider=162</text:p>
      <text:p text:style-name="P2">JC=37</text:p>
      <text:p text:style-name="P2">RxLa=4</text:p>
      <text:p text:style-name="P2">LH=22</text:p>
      <text:p text:style-name="P2">SW=1</text:p>
      <text:p text:style-name="P2">Ce=3</text:p>
      <text:p text:style-name="P2">Cb=26</text:p>
      <text:p text:style-name="P2">TP=2</text:p>
      <text:p text:style-name="P2">JaEn=1</text:p>
      <text:p text:style-name="P2">EqSp=1</text:p>
      <text:p text:style-name="P2"><text:soft-page-break/>ARSp=10</text:p>
      <text:p text:style-name="P2">TrJn=2</text:p>
      <text:p text:style-name="P2">TrJk=2</text:p>
      <text:p text:style-name="P2">TrRx=8</text:p>
      <text:p text:style-name="P2">DS=40</text:p>
      <text:p text:style-name="P2">JE=4</text:p>
      <text:p text:style-name="P2">JR=1</text:p>
      <text:p text:style-name="P1"/>
      <text:p text:style-name="P2">Meenah Peixes=109</text:p>
      <text:p text:style-name="P2">RxLa=2</text:p>
      <text:p text:style-name="P2">JE=18</text:p>
      <text:p text:style-name="P2">ArSe=42</text:p>
      <text:p text:style-name="P2">TP=11</text:p>
      <text:p text:style-name="P2">KV=13</text:p>
      <text:p text:style-name="P2">DS=14</text:p>
      <text:p text:style-name="P2">RL=12</text:p>
      <text:p text:style-name="P2">KM=15</text:p>
      <text:p text:style-name="P2">JaEn=11</text:p>
      <text:p text:style-name="P2">AM=4</text:p>
      <text:p text:style-name="P2">AH=3</text:p>
      <text:p text:style-name="P2">LP=4</text:p>
      <text:p text:style-name="P2">PM=5</text:p>
      <text:p text:style-name="P2">KV=4</text:p>
      <text:p text:style-name="P2">KnVa=4</text:p>
      <text:p text:style-name="P2">CA=5</text:p>
      <text:p text:style-name="P2">MC=4</text:p>
      <text:p text:style-name="P2">KuMa=2</text:p>
      <text:p text:style-name="P2">ML=3</text:p>
      <text:p text:style-name="P2">RN=3</text:p>
      <text:p text:style-name="P2">HZ=3</text:p>
      <text:p text:style-name="P2">DM=4</text:p>
      <text:p text:style-name="P2">AV=42</text:p>
      <text:p text:style-name="P2">TN=5</text:p>
      <text:p text:style-name="P2">VS=9</text:p>
      <text:p text:style-name="P1"/>
      <text:p text:style-name="P1"/>
      <text:p text:style-name="P2">Caliborn=320</text:p>
      <text:p text:style-name="P2">DiSt=31</text:p>
      <text:p text:style-name="P2">Ce=50</text:p>
      <text:p text:style-name="P2">AH=39</text:p>
      <text:p text:style-name="P2">JC=5</text:p>
      <text:p text:style-name="P2">JaEn=14</text:p>
      <text:p text:style-name="P2">JE=4</text:p>
      <text:p text:style-name="P1"/>
      <text:p text:style-name="P2">Aranea Serket=147</text:p>
      <text:p text:style-name="P2">TP=15</text:p>
      <text:p text:style-name="P2">JaEn=24</text:p>
      <text:p text:style-name="P2"><text:soft-page-break/>MP=36</text:p>
      <text:p text:style-name="P2">JE=12</text:p>
      <text:p text:style-name="P2">AV=7</text:p>
      <text:p text:style-name="P2">SC=1</text:p>
      <text:p text:style-name="P2">AM=1</text:p>
      <text:p text:style-name="P2">FP=1</text:p>
      <text:p text:style-name="P2">NL=1</text:p>
      <text:p text:style-name="P2">GM=11</text:p>
      <text:p text:style-name="P2">CJ=6</text:p>
      <text:p text:style-name="P2">RxLa=6</text:p>
      <text:p text:style-name="P2">BGD=7</text:p>
      <text:p text:style-name="P1"/>
      <text:p text:style-name="P2">Tavrisprite=3</text:p>
      <text:p text:style-name="P2">JC=3</text:p>
      <text:p text:style-name="P2">GM=3</text:p>
      <text:p text:style-name="P1"/>
      <text:p text:style-name="P2">Brain Ghost Dirk=58</text:p>
      <text:p text:style-name="P2">JaEn=47</text:p>
      <text:p text:style-name="P2">MP=1</text:p>
      <text:p text:style-name="P2">TP=3</text:p>
      <text:p text:style-name="P2">ArSe=7</text:p>
      <text:p text:style-name="P2">RL=2</text:p>
      <text:p text:style-name="P1"/>
      <text:p text:style-name="P2">Kankri Vantas=3</text:p>
      <text:p text:style-name="P2">KV=3</text:p>
      <text:p text:style-name="P2">PM=3</text:p>
      <text:p text:style-name="P2">LP=3</text:p>
      <text:p text:style-name="P2">MP=5</text:p>
      <text:p text:style-name="P2">MC=1</text:p>
      <text:p text:style-name="P2">CA=1</text:p>
      <text:p text:style-name="P2">HZ=1</text:p>
      <text:p text:style-name="P1"/>
      <text:p text:style-name="P2">Latula Pyrope=2</text:p>
      <text:p text:style-name="P2">MP=6</text:p>
      <text:p text:style-name="P2">PM=2</text:p>
      <text:p text:style-name="P2">KnVa=2</text:p>
      <text:p text:style-name="P2">DM=1</text:p>
      <text:p text:style-name="P1"/>
      <text:p text:style-name="P2">Porrim Maryam=2</text:p>
      <text:p text:style-name="P2">MP=5</text:p>
      <text:p text:style-name="P2">KnVa=3</text:p>
      <text:p text:style-name="P2">KV=1</text:p>
      <text:p text:style-name="P2">LP=1</text:p>
      <text:p text:style-name="P2">KM=3</text:p>
      <text:p text:style-name="P1"/>
      <text:p text:style-name="P2">Cronus Ampora=1</text:p>
      <text:p text:style-name="P2">MP=5</text:p>
      <text:p text:style-name="P2"><text:soft-page-break/>KnVa=1</text:p>
      <text:p text:style-name="P2">MC=4</text:p>
      <text:p text:style-name="P2">AH=1</text:p>
      <text:p text:style-name="P1"/>
      <text:p text:style-name="P2">Mituna Captor=1</text:p>
      <text:p text:style-name="P2">MP=3</text:p>
      <text:p text:style-name="P2">KnVa=1</text:p>
      <text:p text:style-name="P2">CA=4</text:p>
      <text:p text:style-name="P1"/>
      <text:p text:style-name="P2">Meulin Leijon=1</text:p>
      <text:p text:style-name="P2">MP=3</text:p>
      <text:p text:style-name="P2">KuMa=3</text:p>
      <text:p text:style-name="P1"/>
      <text:p text:style-name="P2">Kurloz Makara=1</text:p>
      <text:p text:style-name="P2">MP=3</text:p>
      <text:p text:style-name="P2">ML=3</text:p>
      <text:p text:style-name="P2">GM=1</text:p>
      <text:p text:style-name="P1"/>
      <text:p text:style-name="P2">Rufioh Nitram=1</text:p>
      <text:p text:style-name="P2">MP=4</text:p>
      <text:p text:style-name="P2">HZ=3</text:p>
      <text:p text:style-name="P2">DM=2</text:p>
      <text:p text:style-name="P1"/>
      <text:p text:style-name="P2">Horuss Zahhak=1</text:p>
      <text:p text:style-name="P2">MP=5</text:p>
      <text:p text:style-name="P2">DM=4</text:p>
      <text:p text:style-name="P2">RN=2</text:p>
      <text:p text:style-name="P1"/>
      <text:p text:style-name="P2">Damara Megido=1</text:p>
      <text:p text:style-name="P2">MP=3</text:p>
      <text:p text:style-name="P2">HZ=2</text:p>
      <text:p text:style-name="P2">RN=2</text:p>
      <text:p text:style-name="P2">DS=1</text:p>
      <text:p text:style-name="P2">RL=1</text:p>
      <text:p text:style-name="P2">AH=1</text:p>
      <text:p text:style-name="P1"/>
      <text:p text:style-name="P2">Erisolsprite=6</text:p>
      <text:p text:style-name="P2">JaEn=1</text:p>
      <text:p text:style-name="P2">TrJk=3</text:p>
      <text:p text:style-name="P2">TrJn=1</text:p>
      <text:p text:style-name="P2">TrRx=1</text:p>
      <text:p text:style-name="P2">FS=2</text:p>
      <text:p text:style-name="P2">ARSp=1</text:p>
      <text:p text:style-name="P1"/>
      <text:p text:style-name="P2">Fefetasprite=4</text:p>
      <text:p text:style-name="P2">RxLa=4</text:p>
      <text:p text:style-name="P2">JC=4</text:p>
      <text:p text:style-name="P2"><text:soft-page-break/>ES=2</text:p>
      <text:p text:style-name="P2">ARSp=1</text:p>
      <text:p text:style-name="P1"/>
      <text:p text:style-name="P2">Her Imperious Condescension=6</text:p>
      <text:p text:style-name="P2">JC=1</text:p>
      <text:p text:style-name="P2">RxLa=2</text:p>
      <text:p text:style-name="P1"/>
      <text:p text:style-name="P2">Equiusprite=1</text:p>
      <text:p text:style-name="P2">DiSt=1</text:p>
      <text:p text:style-name="P1"/>
      <text:p text:style-name="P2">ARquiusprite=27</text:p>
      <text:p text:style-name="P2">DiSt=10</text:p>
      <text:p text:style-name="P2">TrRx=1</text:p>
      <text:p text:style-name="P2">TrJn=1</text:p>
      <text:p text:style-name="P2">TrJk=1</text:p>
      <text:p text:style-name="P2">ES=1</text:p>
      <text:p text:style-name="P2">FS=1</text:p>
      <text:p text:style-name="P2">DaSp=4</text:p>
      <text:p text:style-name="P2">KV=1</text:p>
      <text:p text:style-name="P2">DS=3</text:p>
      <text:p text:style-name="P2">VS=4</text:p>
      <text:p text:style-name="P2">JC=1</text:p>
      <text:p text:style-name="P2">DP=5</text:p>
      <text:p text:style-name="P1"/>
      <text:p text:style-name="P2">Trickster Jane=20</text:p>
      <text:p text:style-name="P2">JaEn=8</text:p>
      <text:p text:style-name="P2">TrJk=7</text:p>
      <text:p text:style-name="P2">ES=1</text:p>
      <text:p text:style-name="P2">TrRx=2</text:p>
      <text:p text:style-name="P2">DiSt=4</text:p>
      <text:p text:style-name="P2">ARSp=1</text:p>
      <text:p text:style-name="P1"/>
      <text:p text:style-name="P2">Trickster Jake=12</text:p>
      <text:p text:style-name="P2">TrJn=8</text:p>
      <text:p text:style-name="P2">ES=2</text:p>
      <text:p text:style-name="P2">TrRx=2</text:p>
      <text:p text:style-name="P2">DiSt=4</text:p>
      <text:p text:style-name="P2">ARSp=1</text:p>
      <text:p text:style-name="P1"/>
      <text:p text:style-name="P2">Trickster Roxy=12</text:p>
      <text:p text:style-name="P2">TrJn=2</text:p>
      <text:p text:style-name="P2">TrJk=2</text:p>
      <text:p text:style-name="P2">DiSt=10</text:p>
      <text:p text:style-name="P2">ARSp=1</text:p>
      <text:p text:style-name="P1"/>
      <text:p text:style-name="P2">Grimbark Jade=66</text:p>
      <text:p text:style-name="P2">JaEn=20</text:p>
      <text:p text:style-name="P2"><text:soft-page-break/>JC=1</text:p>
      <text:p text:style-name="P2">KV=8</text:p>
      <text:p text:style-name="P2">DS=20</text:p>
      <text:p text:style-name="P2">RL=4</text:p>
      <text:p text:style-name="P2">KM=6</text:p>
      <text:p text:style-name="P2">TP=4</text:p>
      <text:p text:style-name="P2">RxLa=9</text:p>
      <text:p text:style-name="P2">CJ=9</text:p>
      <text:p text:style-name="P2">JE=6</text:p>
      <text:p text:style-name="P2">ArSe=1</text:p>
      <text:p text:style-name="P1"/>
      <text:p text:style-name="P2">Crocker Tier Jane=42</text:p>
      <text:p text:style-name="P2">JaEn=12</text:p>
      <text:p text:style-name="P2">GJ=8</text:p>
      <text:p text:style-name="P2">KV=1</text:p>
      <text:p text:style-name="P2">KM=2</text:p>
      <text:p text:style-name="P2">ArSe=6</text:p>
      <text:p text:style-name="P2">GM=3</text:p>
      <text:p text:style-name="P2">DS=3</text:p>
      <text:p text:style-name="P1"/>
      <text:p text:style-name="P2">Tavrosprite=15</text:p>
      <text:p text:style-name="P2">VS=4</text:p>
      <text:p text:style-name="P2">JE=1</text:p>
      <text:p text:style-name="P2">JaEn=5</text:p>
      <text:p text:style-name="P2">RS=1</text:p>
      <text:p text:style-name="P2">JR=3</text:p>
      <text:p text:style-name="P2">NeSp=2</text:p>
      <text:p text:style-name="P1"/>
      <text:p text:style-name="P2">Rosesprite=8</text:p>
      <text:p text:style-name="P2">RL=6</text:p>
      <text:p text:style-name="P2">RxLa=3</text:p>
      <text:p text:style-name="P2">DS=1</text:p>
      <text:p text:style-name="P2">VS=1</text:p>
      <text:p text:style-name="P2">JE=1</text:p>
      <text:p text:style-name="P2">JS=2</text:p>
      <text:p text:style-name="P1"/>
      <text:p text:style-name="P2">Jasprosesprite^2=37</text:p>
      <text:p text:style-name="P2">RL=5</text:p>
      <text:p text:style-name="P2">RxLa=2</text:p>
      <text:p text:style-name="P2">Ce=2</text:p>
      <text:p text:style-name="P2">JC=3</text:p>
      <text:p text:style-name="P2">KM=2</text:p>
      <text:p text:style-name="P2">DS=3</text:p>
      <text:p text:style-name="P2">DiSt=3</text:p>
      <text:p text:style-name="P2">JaEn=8</text:p>
      <text:p text:style-name="P2">TS=6</text:p>
      <text:p text:style-name="P2">JE=1</text:p>
      <text:p text:style-name="P2"><text:soft-page-break/>TP=1</text:p>
      <text:p text:style-name="P2">NL=2</text:p>
      <text:p text:style-name="P2">NeSp=3</text:p>
      <text:p text:style-name="P2">DaSp=2</text:p>
      <text:p text:style-name="P2">DP=7</text:p>
      <text:p text:style-name="P1"/>
      <text:p text:style-name="P2">Alt-Calliope=19</text:p>
      <text:p text:style-name="P2">JH=10</text:p>
      <text:p text:style-name="P2">Ce=10</text:p>
      <text:p text:style-name="P1"/>
      <text:p text:style-name="P2">Nepetasprite=6</text:p>
      <text:p text:style-name="P2">TS=1</text:p>
      <text:p text:style-name="P2">JR=3</text:p>
      <text:p text:style-name="P2">DaSp=2</text:p>
      <text:p text:style-name="P1"/>
      <text:p text:style-name="P2">Gcatavrosprite=2</text:p>
      <text:p text:style-name="P1"/>
      <text:p text:style-name="P2">Davepetasprite^2=19</text:p>
      <text:p text:style-name="P2">JR=7</text:p>
      <text:p text:style-name="P2">ARSp=5</text:p>
      <text:p text:style-name="P2">JH=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8-01-11T03:07:33.12</dc:date>
    <dc:creator>Elan Buckley</dc:creator>
    <meta:editing-duration>PT46M42S</meta:editing-duration>
    <meta:editing-cycles>8</meta:editing-cycles>
    <meta:document-statistic meta:table-count="0" meta:image-count="0" meta:object-count="0" meta:page-count="17" meta:paragraph-count="702" meta:word-count="757" meta:character-count="4134"/>
  </office:meta>
</office:document-meta>
</file>